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font-size-asian="10pt" fo:background-color="#d4d4d4"/>
    </style:style>
    <style:style style:name="T6" style:family="text">
      <style:text-properties fo:color="#000000" style:font-name="Monospace" fo:font-size="10pt" style:font-size-asian="10pt" fo:background-color="#f0d8a8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5032" style:font-name="Monospace" fo:font-size="10pt" style:font-size-asian="10pt"/>
    </style:style>
    <style:style style:name="T12" style:family="text">
      <style:text-properties fo:color="#0000c0" style:font-name="Monospace" fo:font-size="10pt" fo:font-style="italic" style:font-size-asian="10pt" style:font-style-asian="italic"/>
    </style:style>
    <style:style style:name="T13" style:family="text">
      <style:text-properties fo:color="#0000c0" style:font-name="Monospace" fo:font-size="10pt" style:font-size-asian="10pt"/>
    </style:style>
    <style:style style:name="T14" style:family="text">
      <style:text-properties fo:color="#642880" style:font-name="Monospace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============================================================================</text:span></text:p>
      <text:p text:style-name="P1"><text:span text:style-name="T1">// Name <text:s text:c="7"/>: Project.cpp</text:span></text:p>
      <text:p text:style-name="P1"><text:span text:style-name="T1">// Author <text:s text:c="5"/>: </text:span><text:span text:style-name="T2">Muskan</text:span><text:span text:style-name="T1"> </text:span><text:span text:style-name="T2">Momin</text:span></text:p>
      <text:p text:style-name="P1"><text:span text:style-name="T1">// Version <text:s text:c="4"/>:</text:span></text:p>
      <text:p text:style-name="P1"><text:span text:style-name="T1">// Copyright <text:s text:c="2"/>: Your copyright notice</text:span></text:p>
      <text:p text:style-name="P1"><text:span text:style-name="T1">// Description : Hello World in C++, </text:span><text:span text:style-name="T2">Ansi</text:span><text:span text:style-name="T1">-style</text:span></text:p>
      <text:p text:style-name="P1"><text:span text:style-name="T1">//============================================================================</text:span></text:p>
      <text:p text:style-name="P2"/>
      <text:p text:style-name="P1"><text:span text:style-name="T3">#include</text:span><text:span text:style-name="T4"> </text:span><text:span text:style-name="T9">&lt;iostream&gt;</text:span></text:p>
      <text:p text:style-name="P1"><text:span text:style-name="T3">#include</text:span><text:span text:style-name="T9">&lt;ctime&gt;</text:span></text:p>
      <text:p text:style-name="P1"><text:span text:style-name="T3">#include</text:span><text:span text:style-name="T9">&lt;time.h&gt;</text:span></text:p>
      <text:p text:style-name="P1"><text:span text:style-name="T3">#include</text:span><text:span text:style-name="T9">&lt;string.h&gt;</text:span></text:p>
      <text:p text:style-name="P1"><text:span text:style-name="T3">using</text:span><text:span text:style-name="T4"> </text:span><text:span text:style-name="T3">namespace</text:span><text:span text:style-name="T4"> std;</text:span></text:p>
      <text:p text:style-name="P1"><text:span text:style-name="T3">class</text:span><text:span text:style-name="T4"> </text:span><text:span text:style-name="T11">Node</text:span></text:p>
      <text:p text:style-name="P1"><text:span text:style-name="T4">{</text:span></text:p>
      <text:p text:style-name="P1"><text:span text:style-name="T4"><text:tab/><text:tab/></text:span><text:span text:style-name="T3">static</text:span><text:span text:style-name="T4"> </text:span><text:span text:style-name="T3">int</text:span><text:span text:style-name="T4"> </text:span><text:span text:style-name="T12">entryNo</text:span><text:span text:style-name="T4">;</text:span></text:p>
      <text:p text:style-name="P1"><text:span text:style-name="T4"><text:tab/><text:tab/></text:span><text:span text:style-name="T3">int</text:span><text:span text:style-name="T4"> </text:span><text:span text:style-name="T13">Enum</text:span><text:span text:style-name="T4">;</text:span></text:p>
      <text:p text:style-name="P1"><text:span text:style-name="T4"><text:tab/><text:tab/></text:span><text:span text:style-name="T3">char</text:span><text:span text:style-name="T4"> </text:span><text:span text:style-name="T13">name</text:span><text:span text:style-name="T4">[10];</text:span></text:p>
      <text:p text:style-name="P1"><text:span text:style-name="T4"><text:tab/><text:tab/></text:span><text:span text:style-name="T3">char</text:span><text:span text:style-name="T4"> </text:span><text:span text:style-name="T13">purpose</text:span><text:span text:style-name="T4">[20];</text:span></text:p>
      <text:p text:style-name="P1"><text:span text:style-name="T4"><text:tab/><text:tab/></text:span><text:span text:style-name="T3">char</text:span><text:span text:style-name="T4"> </text:span><text:span text:style-name="T13">phoneNo</text:span><text:span text:style-name="T4">[10];</text:span></text:p>
      <text:p text:style-name="P1"><text:span text:style-name="T4"><text:tab/><text:tab/></text:span><text:span text:style-name="T3">char</text:span><text:span text:style-name="T4"> *</text:span><text:span text:style-name="T13">InTime</text:span><text:span text:style-name="T4">;</text:span></text:p>
      <text:p text:style-name="P1"><text:span text:style-name="T4"><text:tab/><text:tab/></text:span><text:span text:style-name="T3">char</text:span><text:span text:style-name="T4"> *</text:span><text:span text:style-name="T13">OutTime</text:span><text:span text:style-name="T4">;</text:span></text:p>
      <text:p text:style-name="P1"><text:span text:style-name="T4"><text:tab/><text:tab/></text:span><text:span text:style-name="T11">Node</text:span><text:span text:style-name="T4"> *</text:span><text:span text:style-name="T13">next</text:span><text:span text:style-name="T4">;</text:span></text:p>
      <text:p text:style-name="P1"><text:span text:style-name="T4"><text:tab/></text:span><text:span text:style-name="T3">public</text:span><text:span text:style-name="T4">:</text:span></text:p>
      <text:p text:style-name="P1"><text:span text:style-name="T4"><text:tab/><text:tab/></text:span><text:span text:style-name="T3">friend</text:span><text:span text:style-name="T4"> </text:span><text:span text:style-name="T3">class</text:span><text:span text:style-name="T4"> </text:span><text:span text:style-name="T11">List</text:span><text:span text:style-name="T4">;</text:span></text:p>
      <text:p text:style-name="P1"><text:span text:style-name="T4"><text:tab/><text:tab/> </text:span><text:span text:style-name="T3">static</text:span><text:span text:style-name="T4"> </text:span><text:span text:style-name="T3">int</text:span><text:span text:style-name="T4"> </text:span><text:span text:style-name="T7">getCount</text:span><text:span text:style-name="T4">()</text:span></text:p>
      <text:p text:style-name="P1"><text:span text:style-name="T4"><text:tab/><text:tab/> {</text:span></text:p>
      <text:p text:style-name="P1"><text:span text:style-name="T4"><text:tab/><text:tab/><text:tab/> <text:tab/> </text:span><text:span text:style-name="T12">entryNo</text:span><text:span text:style-name="T4">++;</text:span></text:p>
      <text:p text:style-name="P1"><text:span text:style-name="T4"><text:tab/><text:tab/> <text:s text:c="3"/><text:tab/></text:span><text:span text:style-name="T3">return</text:span><text:span text:style-name="T4"> </text:span><text:span text:style-name="T12">entryNo</text:span><text:span text:style-name="T4">;</text:span></text:p>
      <text:p text:style-name="P1"><text:span text:style-name="T4"><text:tab/><text:tab/> }</text:span></text:p>
      <text:p text:style-name="P1"><text:span text:style-name="T4"><text:tab/><text:tab/></text:span><text:span text:style-name="T7">Node</text:span><text:span text:style-name="T4">(</text:span><text:span text:style-name="T3">int</text:span><text:span text:style-name="T4"> Enum,</text:span><text:span text:style-name="T3">char</text:span><text:span text:style-name="T4"> nm[20], </text:span><text:span text:style-name="T3">char</text:span><text:span text:style-name="T4"> p[20],</text:span><text:span text:style-name="T3">char</text:span><text:span text:style-name="T4"> phn[10])</text:span></text:p>
      <text:p text:style-name="P1"><text:span text:style-name="T4"><text:tab/><text:tab/>{</text:span></text:p>
      <text:p text:style-name="P2"/>
      <text:p text:style-name="P1"><text:span text:style-name="T4"><text:tab/><text:tab/><text:tab/></text:span><text:span text:style-name="T3">this</text:span><text:span text:style-name="T4">-&gt;</text:span><text:span text:style-name="T13">Enum</text:span><text:span text:style-name="T4">=Enum;</text:span></text:p>
      <text:p text:style-name="P1"><text:span text:style-name="T4"><text:tab/><text:tab/><text:tab/></text:span><text:span text:style-name="T14">strcpy</text:span><text:span text:style-name="T4">(</text:span><text:span text:style-name="T13">purpose</text:span><text:span text:style-name="T4">,p);</text:span></text:p>
      <text:p text:style-name="P1"><text:span text:style-name="T4"><text:tab/><text:tab/><text:tab/></text:span><text:span text:style-name="T14">strcpy</text:span><text:span text:style-name="T4">(</text:span><text:span text:style-name="T13">name</text:span><text:span text:style-name="T4">,nm);</text:span></text:p>
      <text:p text:style-name="P1"><text:span text:style-name="T4"><text:tab/><text:tab/><text:tab/></text:span><text:span text:style-name="T14">strcpy</text:span><text:span text:style-name="T4">(</text:span><text:span text:style-name="T13">phoneNo</text:span><text:span text:style-name="T4">,phn);</text:span></text:p>
      <text:p text:style-name="P1"><text:span text:style-name="T4"><text:tab/><text:tab/><text:tab/></text:span><text:span text:style-name="T3">char</text:span><text:span text:style-name="T4"> *lm=0;</text:span></text:p>
      <text:p text:style-name="P1"><text:span text:style-name="T4"><text:tab/><text:tab/><text:tab/></text:span><text:span text:style-name="T13">OutTime</text:span><text:span text:style-name="T4">=lm;</text:span></text:p>
      <text:p text:style-name="P1"><text:span text:style-name="T4"><text:tab/><text:tab/><text:tab/></text:span><text:span text:style-name="T13">next</text:span><text:span text:style-name="T4">=NULL;</text:span></text:p>
      <text:p text:style-name="P1"><text:span text:style-name="T4"><text:tab/><text:tab/><text:tab/></text:span><text:span text:style-name="T11">time_t</text:span><text:span text:style-name="T4"> now= </text:span><text:span text:style-name="T14">time</text:span><text:span text:style-name="T4">(0);</text:span></text:p>
      <text:p text:style-name="P1"><text:span text:style-name="T4"><text:tab/><text:tab/><text:tab/></text:span><text:span text:style-name="T3">char</text:span><text:span text:style-name="T4"> *dt=</text:span><text:span text:style-name="T14">ctime</text:span><text:span text:style-name="T4">(&amp;now);</text:span></text:p>
      <text:p text:style-name="P1"><text:span text:style-name="T4"><text:tab/><text:tab/><text:tab/></text:span><text:span text:style-name="T13">InTime</text:span><text:span text:style-name="T4">= dt;</text:span></text:p>
      <text:p text:style-name="P2"/>
      <text:p text:style-name="P2"/>
      <text:p text:style-name="P1"><text:span text:style-name="T4"><text:tab/><text:tab/>}</text:span></text:p>
      <text:p text:style-name="P1"><text:span text:style-name="T4"><text:tab/><text:tab/></text:span><text:span text:style-name="T7">Node</text:span><text:span text:style-name="T4">(</text:span><text:span text:style-name="T3">int</text:span><text:span text:style-name="T4"> Enum,</text:span><text:span text:style-name="T3">char</text:span><text:span text:style-name="T4"> nm[20], </text:span><text:span text:style-name="T3">char</text:span><text:span text:style-name="T4"> p[20],</text:span><text:span text:style-name="T3">char</text:span><text:span text:style-name="T4"> phn[10],</text:span><text:span text:style-name="T3">char</text:span><text:span text:style-name="T4"> *InT)</text:span></text:p>
      <text:p text:style-name="P1"><text:span text:style-name="T4"><text:tab/><text:tab/><text:tab/><text:tab/>{</text:span></text:p>
      <text:p text:style-name="P2"/>
      <text:p text:style-name="P1"><text:span text:style-name="T4"><text:tab/><text:tab/><text:tab/><text:tab/><text:tab/></text:span><text:span text:style-name="T3">this</text:span><text:span text:style-name="T4">-&gt;</text:span><text:span text:style-name="T13">Enum</text:span><text:span text:style-name="T4">=Enum;</text:span></text:p>
      <text:p text:style-name="P1"><text:span text:style-name="T4"><text:tab/><text:tab/><text:tab/><text:tab/><text:tab/></text:span><text:span text:style-name="T14">strcpy</text:span><text:span text:style-name="T4">(</text:span><text:span text:style-name="T13">purpose</text:span><text:span text:style-name="T4">,p);</text:span></text:p>
      <text:p text:style-name="P1"><text:span text:style-name="T4"><text:tab/><text:tab/><text:tab/><text:tab/><text:tab/></text:span><text:span text:style-name="T14">strcpy</text:span><text:span text:style-name="T4">(</text:span><text:span text:style-name="T13">name</text:span><text:span text:style-name="T4">,nm);</text:span></text:p>
      <text:p text:style-name="P1"><text:span text:style-name="T4"><text:tab/><text:tab/><text:tab/><text:tab/><text:tab/></text:span><text:span text:style-name="T14">strcpy</text:span><text:span text:style-name="T4">(</text:span><text:span text:style-name="T13">phoneNo</text:span><text:span text:style-name="T4">,phn);</text:span></text:p>
      <text:p text:style-name="P1"><text:span text:style-name="T4"><text:tab/><text:tab/><text:tab/><text:tab/><text:tab/></text:span><text:span text:style-name="T1">//char *</text:span><text:span text:style-name="T2">lm</text:span><text:span text:style-name="T1">=0;</text:span></text:p>
      <text:p text:style-name="P1"><text:span text:style-name="T4"><text:tab/><text:tab/><text:tab/><text:tab/><text:tab/></text:span><text:span text:style-name="T13">InTime</text:span><text:span text:style-name="T4">=InT;</text:span></text:p>
      <text:p text:style-name="P1"><text:span text:style-name="T4"><text:tab/><text:tab/><text:tab/><text:tab/><text:tab/></text:span><text:span text:style-name="T13">next</text:span><text:span text:style-name="T4">=NULL;</text:span></text:p>
      <text:p text:style-name="P1"><text:span text:style-name="T4"><text:tab/><text:tab/><text:tab/><text:tab/><text:tab/></text:span><text:span text:style-name="T11">time_t</text:span><text:span text:style-name="T4"> now= </text:span><text:span text:style-name="T14">time</text:span><text:span text:style-name="T4">(0);</text:span></text:p>
      <text:p text:style-name="P1"><text:span text:style-name="T4"><text:tab/><text:tab/><text:tab/><text:tab/><text:tab/></text:span><text:span text:style-name="T3">char</text:span><text:span text:style-name="T4"> *dt=</text:span><text:span text:style-name="T14">ctime</text:span><text:span text:style-name="T4">(&amp;now);</text:span></text:p>
      <text:p text:style-name="P1"><text:soft-page-break/><text:span text:style-name="T4"><text:tab/><text:tab/><text:tab/><text:tab/><text:tab/></text:span><text:span text:style-name="T13">OutTime</text:span><text:span text:style-name="T4">= dt;</text:span></text:p>
      <text:p text:style-name="P2"/>
      <text:p text:style-name="P2"/>
      <text:p text:style-name="P1"><text:span text:style-name="T4"><text:tab/><text:tab/><text:tab/><text:tab/>}</text:span></text:p>
      <text:p text:style-name="P1"><text:span text:style-name="T4">};</text:span></text:p>
      <text:p text:style-name="P1"><text:span text:style-name="T3">int</text:span><text:span text:style-name="T4"> </text:span><text:span text:style-name="T12">Node::entryNo</text:span><text:span text:style-name="T4">=0;</text:span></text:p>
      <text:p text:style-name="P1"><text:span text:style-name="T3">class</text:span><text:span text:style-name="T4"> </text:span><text:span text:style-name="T11">List</text:span></text:p>
      <text:p text:style-name="P1"><text:span text:style-name="T4">{</text:span></text:p>
      <text:p text:style-name="P1"><text:span text:style-name="T4"><text:tab/> </text:span><text:span text:style-name="T11">Node</text:span><text:span text:style-name="T4"> *</text:span><text:span text:style-name="T13">head</text:span><text:span text:style-name="T4">;</text:span></text:p>
      <text:p text:style-name="P1"><text:span text:style-name="T4"><text:tab/></text:span><text:span text:style-name="T3">public</text:span><text:span text:style-name="T4">:</text:span></text:p>
      <text:p text:style-name="P1"><text:span text:style-name="T4"><text:tab/></text:span><text:span text:style-name="T7">List</text:span><text:span text:style-name="T4">()</text:span></text:p>
      <text:p text:style-name="P1"><text:span text:style-name="T4"><text:tab/>{</text:span></text:p>
      <text:p text:style-name="P1"><text:span text:style-name="T4"><text:tab/><text:tab/> </text:span><text:span text:style-name="T13">head</text:span><text:span text:style-name="T4">=NULL;</text:span></text:p>
      <text:p text:style-name="P1"><text:span text:style-name="T4"><text:tab/>}</text:span></text:p>
      <text:p text:style-name="P1"><text:span text:style-name="T4"><text:s/><text:tab/></text:span><text:span text:style-name="T3">void</text:span><text:span text:style-name="T4"> </text:span><text:span text:style-name="T7">createmember</text:span><text:span text:style-name="T4">();</text:span></text:p>
      <text:p text:style-name="P1"><text:span text:style-name="T4"><text:tab/></text:span><text:span text:style-name="T3">void</text:span><text:span text:style-name="T4"> </text:span><text:span text:style-name="T7">display</text:span><text:span text:style-name="T4">();</text:span></text:p>
      <text:p text:style-name="P1"><text:span text:style-name="T4"><text:tab/> <text:s text:c="3"/></text:span><text:span text:style-name="T11">Node</text:span><text:span text:style-name="T4">* </text:span><text:span text:style-name="T7">deletemember</text:span><text:span text:style-name="T4">();</text:span></text:p>
      <text:p text:style-name="P1"><text:span text:style-name="T4"><text:s text:c="4"/></text:span><text:span text:style-name="T3">void</text:span><text:span text:style-name="T4"> </text:span><text:span text:style-name="T7">counttotalmember</text:span><text:span text:style-name="T4">();</text:span></text:p>
      <text:p text:style-name="P1"><text:span text:style-name="T4"><text:s text:c="4"/></text:span><text:span text:style-name="T3">void</text:span><text:span text:style-name="T4"> </text:span><text:span text:style-name="T7">createOutgoing</text:span><text:span text:style-name="T4">(</text:span><text:span text:style-name="T11">Node</text:span><text:span text:style-name="T4"> *member);</text:span></text:p>
      <text:p text:style-name="P1"><text:span text:style-name="T4"><text:s text:c="4"/></text:span><text:span text:style-name="T3">void</text:span><text:span text:style-name="T4"> </text:span><text:span text:style-name="T7">displayOut</text:span><text:span text:style-name="T4">();</text:span></text:p>
      <text:p text:style-name="P2"/>
      <text:p text:style-name="P2"/>
      <text:p text:style-name="P2"/>
      <text:p text:style-name="P1"><text:span text:style-name="T4">};</text:span></text:p>
      <text:p text:style-name="P1"><text:span text:style-name="T3">void</text:span><text:span text:style-name="T4"> </text:span><text:span text:style-name="T7">List::createmember</text:span><text:span text:style-name="T4">()</text:span></text:p>
      <text:p text:style-name="P1"><text:span text:style-name="T4">{</text:span></text:p>
      <text:p text:style-name="P2"/>
      <text:p text:style-name="P1"><text:span text:style-name="T4"><text:tab/></text:span><text:span text:style-name="T3">int</text:span><text:span text:style-name="T4"> Enum;</text:span></text:p>
      <text:p text:style-name="P1"><text:span text:style-name="T4"><text:tab/></text:span><text:span text:style-name="T3">int</text:span><text:span text:style-name="T4"> ch,lenp,len,i=0;</text:span></text:p>
      <text:p text:style-name="P1"><text:span text:style-name="T4"><text:tab/></text:span><text:span text:style-name="T3">int</text:span><text:span text:style-name="T4"> flag;</text:span></text:p>
      <text:p text:style-name="P1"><text:span text:style-name="T4"><text:tab/></text:span><text:span text:style-name="T3">int</text:span><text:span text:style-name="T4"> </text:span><text:span text:style-name="T5">flagp</text:span><text:span text:style-name="T4">;</text:span></text:p>
      <text:p text:style-name="P1"><text:span text:style-name="T4"><text:tab/></text:span><text:span text:style-name="T3">char</text:span><text:span text:style-name="T4"> name[10];</text:span></text:p>
      <text:p text:style-name="P1"><text:span text:style-name="T4"><text:tab/></text:span><text:span text:style-name="T1">//char date[10];</text:span></text:p>
      <text:p text:style-name="P1"><text:span text:style-name="T4"><text:tab/></text:span><text:span text:style-name="T3">char</text:span><text:span text:style-name="T4"> purpose[20];</text:span></text:p>
      <text:p text:style-name="P1"><text:span text:style-name="T4"><text:tab/></text:span><text:span text:style-name="T3">char</text:span><text:span text:style-name="T4"> phoneNo[10];</text:span></text:p>
      <text:p text:style-name="P1"><text:span text:style-name="T4"><text:tab/></text:span><text:span text:style-name="T1">//char *InTime;</text:span></text:p>
      <text:p text:style-name="P1"><text:span text:style-name="T4"><text:tab/></text:span><text:span text:style-name="T11">Node</text:span><text:span text:style-name="T4"> *temp,*ptr;</text:span></text:p>
      <text:p text:style-name="P2"/>
      <text:p text:style-name="P1"><text:span text:style-name="T4"><text:tab/></text:span><text:span text:style-name="T3">do</text:span></text:p>
      <text:p text:style-name="P1"><text:span text:style-name="T4"><text:tab/>{</text:span></text:p>
      <text:p text:style-name="P1"><text:span text:style-name="T4"><text:tab/><text:tab/>flag=0;</text:span></text:p>
      <text:p text:style-name="P1"><text:span text:style-name="T4"><text:tab/><text:tab/></text:span><text:span text:style-name="T6">flagp</text:span><text:span text:style-name="T4">=0;</text:span></text:p>
      <text:p text:style-name="P2"/>
      <text:p text:style-name="P1"><text:span text:style-name="T4"><text:tab/><text:tab/>cout&lt;&lt;</text:span><text:span text:style-name="T9">"\n Enter your name: "</text:span><text:span text:style-name="T4">;</text:span></text:p>
      <text:p text:style-name="P1"><text:span text:style-name="T4"><text:tab/><text:tab/>cin&gt;&gt;name;</text:span></text:p>
      <text:p text:style-name="P1"><text:span text:style-name="T4"><text:tab/><text:tab/></text:span><text:span text:style-name="T3">do</text:span></text:p>
      <text:p text:style-name="P1"><text:span text:style-name="T4"><text:tab/><text:tab/>{</text:span></text:p>
      <text:p text:style-name="P1"><text:span text:style-name="T4"><text:tab/><text:tab/><text:tab/>len=</text:span><text:span text:style-name="T14">strlen</text:span><text:span text:style-name="T4">(name);</text:span></text:p>
      <text:p text:style-name="P1"><text:span text:style-name="T4"><text:s text:c="8"/></text:span><text:span text:style-name="T3">while</text:span><text:span text:style-name="T4">(i&lt;len)</text:span></text:p>
      <text:p text:style-name="P1"><text:span text:style-name="T4"><text:s text:c="8"/>{</text:span></text:p>
      <text:p text:style-name="P1"><text:span text:style-name="T4"><text:tab/><text:tab/> <text:s text:c="2"/></text:span><text:span text:style-name="T3">if</text:span><text:span text:style-name="T4">(</text:span><text:span text:style-name="T14">isalpha</text:span><text:span text:style-name="T4">(name[i]))</text:span></text:p>
      <text:p text:style-name="P1"><text:span text:style-name="T4"><text:tab/><text:tab/> <text:s text:c="2"/>{</text:span></text:p>
      <text:p text:style-name="P1"><text:span text:style-name="T4"><text:tab/><text:tab/><text:tab/> <text:s text:c="2"/>flag=0;</text:span></text:p>
      <text:p text:style-name="P1"><text:span text:style-name="T4"><text:tab/><text:tab/><text:tab/> <text:s text:c="2"/>i++;</text:span></text:p>
      <text:p text:style-name="P1"><text:span text:style-name="T4"><text:tab/><text:tab/> <text:s text:c="3"/>}</text:span></text:p>
      <text:p text:style-name="P1"><text:span text:style-name="T4"><text:tab/><text:tab/> <text:s text:c="2"/></text:span><text:span text:style-name="T3">else</text:span></text:p>
      <text:p text:style-name="P1"><text:span text:style-name="T4"><text:tab/><text:tab/> <text:s text:c="2"/>{</text:span></text:p>
      <text:p text:style-name="P1"><text:span text:style-name="T4"><text:tab/><text:tab/><text:tab/> <text:s text:c="2"/>flag=1;</text:span></text:p>
      <text:p text:style-name="P1"><text:soft-page-break/><text:span text:style-name="T4"><text:tab/><text:tab/><text:tab/> <text:s text:c="2"/></text:span><text:span text:style-name="T3">break</text:span><text:span text:style-name="T4">;</text:span></text:p>
      <text:p text:style-name="P1"><text:span text:style-name="T4"><text:tab/><text:tab/> <text:s text:c="2"/>}</text:span></text:p>
      <text:p text:style-name="P1"><text:span text:style-name="T4"><text:s text:c="8"/>}</text:span></text:p>
      <text:p text:style-name="P1"><text:span text:style-name="T4"><text:s text:c="8"/></text:span><text:span text:style-name="T3">if</text:span><text:span text:style-name="T4">(flag==1)</text:span></text:p>
      <text:p text:style-name="P1"><text:span text:style-name="T4"><text:s text:c="8"/><text:tab/><text:tab/> <text:s text:c="7"/>{</text:span></text:p>
      <text:p text:style-name="P1"><text:span text:style-name="T4"><text:s text:c="8"/><text:tab/><text:tab/> <text:s text:c="7"/>cout&lt;&lt;</text:span><text:span text:style-name="T9">"\nInvalid name"</text:span><text:span text:style-name="T4">;</text:span></text:p>
      <text:p text:style-name="P1"><text:span text:style-name="T4"><text:s text:c="8"/><text:tab/><text:tab/> <text:s text:c="7"/>cin.clear();</text:span></text:p>
      <text:p text:style-name="P1"><text:span text:style-name="T4"><text:s text:c="8"/><text:tab/><text:tab/> <text:s text:c="7"/>cout&lt;&lt;</text:span><text:span text:style-name="T9">"\n Enter valid name"</text:span><text:span text:style-name="T4">;</text:span></text:p>
      <text:p text:style-name="P1"><text:span text:style-name="T4"><text:s text:c="8"/><text:tab/><text:tab/> <text:s text:c="7"/>cin&gt;&gt;name;</text:span></text:p>
      <text:p text:style-name="P1"><text:span text:style-name="T4"><text:s text:c="8"/><text:tab/><text:tab/> <text:s text:c="7"/>}</text:span></text:p>
      <text:p text:style-name="P1"><text:span text:style-name="T4"><text:tab/><text:tab/>}</text:span><text:span text:style-name="T3">while</text:span><text:span text:style-name="T4">(flag!=0);</text:span></text:p>
      <text:p text:style-name="P2"/>
      <text:p text:style-name="P2"/>
      <text:p text:style-name="P1"><text:span text:style-name="T4"><text:tab/><text:tab/> cout&lt;&lt;</text:span><text:span text:style-name="T9">"\n Enter phone number:"</text:span><text:span text:style-name="T4">;</text:span></text:p>
      <text:p text:style-name="P1"><text:span text:style-name="T4"><text:tab/><text:tab/>cin&gt;&gt;phoneNo;</text:span></text:p>
      <text:p text:style-name="P1"><text:span text:style-name="T4"><text:tab/><text:tab/></text:span><text:span text:style-name="T3">do</text:span></text:p>
      <text:p text:style-name="P1"><text:span text:style-name="T4"><text:tab/><text:tab/>{</text:span></text:p>
      <text:p text:style-name="P1"><text:span text:style-name="T4"><text:tab/><text:tab/><text:tab/>lenp=</text:span><text:span text:style-name="T14">strlen</text:span><text:span text:style-name="T4">(phoneNo);</text:span></text:p>
      <text:p text:style-name="P1"><text:span text:style-name="T4"><text:tab/><text:tab/><text:tab/><text:tab/><text:tab/><text:tab/><text:tab/></text:span><text:span text:style-name="T3">if</text:span><text:span text:style-name="T4">(lenp&lt;10 || lenp&gt;10)</text:span></text:p>
      <text:p text:style-name="P2"/>
      <text:p text:style-name="P1"><text:span text:style-name="T4"><text:tab/><text:tab/><text:tab/><text:tab/><text:tab/><text:tab/>{</text:span></text:p>
      <text:p text:style-name="P1"><text:span text:style-name="T4"><text:tab/><text:tab/><text:tab/><text:tab/><text:tab/><text:tab/><text:tab/></text:span><text:span text:style-name="T6">flagp</text:span><text:span text:style-name="T4">=1;</text:span></text:p>
      <text:p text:style-name="P1"><text:span text:style-name="T4"><text:tab/><text:tab/><text:tab/><text:tab/><text:tab/><text:tab/><text:tab/>cin.clear();</text:span></text:p>
      <text:p text:style-name="P1"><text:span text:style-name="T4"><text:tab/><text:tab/><text:tab/><text:tab/><text:tab/><text:tab/><text:tab/>cout&lt;&lt;</text:span><text:span text:style-name="T9">"</text:span><text:span text:style-name="T10">plzz</text:span><text:span text:style-name="T9"> enter only 10 digit no again:"</text:span><text:span text:style-name="T4">;</text:span></text:p>
      <text:p text:style-name="P1"><text:span text:style-name="T4"><text:tab/><text:tab/><text:tab/><text:tab/><text:tab/><text:tab/><text:tab/>cin&gt;&gt;phoneNo;</text:span></text:p>
      <text:p text:style-name="P1"><text:span text:style-name="T4"><text:tab/><text:tab/><text:tab/><text:tab/><text:tab/><text:tab/>}</text:span></text:p>
      <text:p text:style-name="P1"><text:span text:style-name="T4"><text:tab/><text:tab/><text:tab/><text:tab/><text:tab/><text:tab/><text:tab/></text:span><text:span text:style-name="T3">else</text:span></text:p>
      <text:p text:style-name="P1"><text:span text:style-name="T4"><text:tab/><text:tab/><text:tab/><text:tab/><text:tab/><text:tab/><text:tab/>{</text:span></text:p>
      <text:p text:style-name="P1"><text:span text:style-name="T4"><text:tab/><text:tab/><text:tab/><text:tab/><text:tab/><text:tab/><text:tab/><text:tab/></text:span><text:span text:style-name="T6">flagp</text:span><text:span text:style-name="T4">=0;</text:span></text:p>
      <text:p text:style-name="P1"><text:span text:style-name="T4"><text:tab/><text:tab/><text:tab/><text:tab/><text:tab/><text:tab/><text:tab/>}</text:span></text:p>
      <text:p text:style-name="P1"><text:span text:style-name="T4"><text:tab/><text:tab/>}</text:span><text:span text:style-name="T3">while</text:span><text:span text:style-name="T4">(</text:span><text:span text:style-name="T5">flagp</text:span><text:span text:style-name="T4">!=0);</text:span></text:p>
      <text:p text:style-name="P2"/>
      <text:p text:style-name="P2"/>
      <text:p text:style-name="P1"><text:span text:style-name="T4"><text:tab/><text:tab/>cout&lt;&lt;</text:span><text:span text:style-name="T9">"\nEnter purpose: "</text:span><text:span text:style-name="T4">;</text:span></text:p>
      <text:p text:style-name="P1"><text:span text:style-name="T4"><text:tab/><text:tab/>cin&gt;&gt;purpose;</text:span></text:p>
      <text:p text:style-name="P1"><text:span text:style-name="T4"><text:tab/><text:tab/>Enum=</text:span><text:span text:style-name="T11">Node</text:span><text:span text:style-name="T4">::</text:span><text:span text:style-name="T8">getCount</text:span><text:span text:style-name="T4">();</text:span></text:p>
      <text:p text:style-name="P1"><text:span text:style-name="T4"><text:tab/><text:tab/>temp=</text:span><text:span text:style-name="T3">new</text:span><text:span text:style-name="T4"> </text:span><text:span text:style-name="T11">Node</text:span><text:span text:style-name="T4">(Enum,name,purpose,phoneNo);</text:span></text:p>
      <text:p text:style-name="P2"/>
      <text:p text:style-name="P1"><text:span text:style-name="T4"><text:tab/><text:tab/> </text:span><text:span text:style-name="T3">if</text:span><text:span text:style-name="T4">(</text:span><text:span text:style-name="T13">head</text:span><text:span text:style-name="T4">==NULL)</text:span></text:p>
      <text:p text:style-name="P1"><text:span text:style-name="T4"><text:tab/><text:tab/> {</text:span></text:p>
      <text:p text:style-name="P1"><text:span text:style-name="T4"><text:tab/><text:tab/><text:tab/> <text:s text:c="2"/></text:span><text:span text:style-name="T13">head</text:span><text:span text:style-name="T4">=temp;</text:span></text:p>
      <text:p text:style-name="P1"><text:span text:style-name="T4"><text:tab/><text:tab/><text:tab/> <text:s text:c="2"/>temp-&gt;</text:span><text:span text:style-name="T13">next</text:span><text:span text:style-name="T4">=NULL;</text:span></text:p>
      <text:p text:style-name="P1"><text:span text:style-name="T4"><text:tab/><text:tab/><text:tab/> <text:s text:c="2"/></text:span><text:span text:style-name="T1">//</text:span><text:span text:style-name="T2">temp</text:span><text:span text:style-name="T1">-&gt;</text:span><text:span text:style-name="T2">Enum</text:span><text:span text:style-name="T1">=</text:span><text:span text:style-name="T2">Enum</text:span><text:span text:style-name="T1">;</text:span></text:p>
      <text:p text:style-name="P1"><text:span text:style-name="T4"><text:tab/><text:tab/><text:tab/> <text:s text:c="2"/></text:span><text:span text:style-name="T1">//</text:span><text:span text:style-name="T2">cout</text:span><text:span text:style-name="T1">&lt;&lt;temp-&gt;</text:span><text:span text:style-name="T2">Enum</text:span><text:span text:style-name="T1">;</text:span></text:p>
      <text:p text:style-name="P1"><text:span text:style-name="T4"><text:tab/><text:tab/><text:tab/> <text:s text:c="2"/>cout&lt;&lt;</text:span><text:span text:style-name="T9">"</text:span><text:span text:style-name="T10">Sucessfully</text:span><text:span text:style-name="T9"> done!!!!!"</text:span><text:span text:style-name="T4">;</text:span></text:p>
      <text:p text:style-name="P1"><text:span text:style-name="T4"><text:tab/><text:tab/><text:tab/> <text:s text:c="2"/>cout&lt;&lt;</text:span><text:span text:style-name="T9">"\nYour entry number is:"</text:span><text:span text:style-name="T4">&lt;&lt;temp-&gt;</text:span><text:span text:style-name="T12">entryNo</text:span><text:span text:style-name="T4">;</text:span></text:p>
      <text:p text:style-name="P1"><text:span text:style-name="T4"><text:tab/><text:tab/> }</text:span></text:p>
      <text:p text:style-name="P1"><text:span text:style-name="T4"><text:tab/><text:tab/> </text:span><text:span text:style-name="T3">else</text:span></text:p>
      <text:p text:style-name="P1"><text:span text:style-name="T4"><text:tab/><text:tab/> {</text:span></text:p>
      <text:p text:style-name="P1"><text:span text:style-name="T4"><text:tab/><text:tab/><text:tab/>ptr=</text:span><text:span text:style-name="T13">head</text:span><text:span text:style-name="T4">;</text:span></text:p>
      <text:p text:style-name="P2"/>
      <text:p text:style-name="P1"><text:span text:style-name="T4"><text:s text:c="3"/><text:tab/><text:tab/> <text:s text:c="2"/></text:span><text:span text:style-name="T3">while</text:span><text:span text:style-name="T4">(ptr-&gt;</text:span><text:span text:style-name="T13">next</text:span><text:span text:style-name="T4">!=NULL)</text:span></text:p>
      <text:p text:style-name="P1"><text:span text:style-name="T4"><text:s text:c="3"/><text:tab/><text:tab/> <text:s text:c="2"/>{</text:span></text:p>
      <text:p text:style-name="P1"><text:span text:style-name="T4"><text:s text:c="3"/><text:tab/><text:tab/><text:tab/> <text:s text:c="2"/>ptr=ptr-&gt;</text:span><text:span text:style-name="T13">next</text:span><text:span text:style-name="T4">;</text:span></text:p>
      <text:p text:style-name="P1"><text:span text:style-name="T4"><text:s text:c="3"/><text:tab/><text:tab/> <text:s text:c="2"/>}</text:span></text:p>
      <text:p text:style-name="P1"><text:span text:style-name="T4"><text:s text:c="3"/><text:tab/><text:tab/> <text:s text:c="2"/>ptr-&gt;</text:span><text:span text:style-name="T13">next</text:span><text:span text:style-name="T4">=temp;</text:span></text:p>
      <text:p text:style-name="P1"><text:span text:style-name="T4"><text:s text:c="3"/><text:tab/><text:tab/> <text:s text:c="2"/>temp-&gt;</text:span><text:span text:style-name="T13">next</text:span><text:span text:style-name="T4">=NULL;</text:span></text:p>
      <text:p text:style-name="P1"><text:soft-page-break/><text:span text:style-name="T4"><text:s text:c="3"/><text:tab/><text:tab/> </text:span><text:span text:style-name="T1">//</text:span><text:span text:style-name="T2">temp</text:span><text:span text:style-name="T1">-&gt;</text:span><text:span text:style-name="T2">Enum</text:span><text:span text:style-name="T1">=</text:span><text:span text:style-name="T2">Enum</text:span><text:span text:style-name="T1">;</text:span></text:p>
      <text:p text:style-name="P1"><text:span text:style-name="T4"><text:s text:c="3"/><text:tab/><text:tab/> </text:span><text:span text:style-name="T1">//</text:span><text:span text:style-name="T2">cout</text:span><text:span text:style-name="T1">&lt;&lt;temp-&gt;</text:span><text:span text:style-name="T2">Enum</text:span><text:span text:style-name="T1">;</text:span></text:p>
      <text:p text:style-name="P1"><text:span text:style-name="T4"><text:s text:c="3"/><text:tab/><text:tab/> cout&lt;&lt;</text:span><text:span text:style-name="T9">"</text:span><text:span text:style-name="T10">Sucessfull</text:span><text:span text:style-name="T9"> done!!!!!"</text:span><text:span text:style-name="T4">;</text:span></text:p>
      <text:p text:style-name="P1"><text:span text:style-name="T4"><text:s text:c="3"/><text:tab/><text:tab/>cout&lt;&lt;</text:span><text:span text:style-name="T9">"\nYour entry number is:"</text:span><text:span text:style-name="T4">&lt;&lt;temp-&gt;</text:span><text:span text:style-name="T12">entryNo</text:span><text:span text:style-name="T4">;</text:span></text:p>
      <text:p text:style-name="P1"><text:span text:style-name="T4"><text:s text:c="3"/><text:tab/> <text:s text:c="2"/>}</text:span></text:p>
      <text:p text:style-name="P1"><text:span text:style-name="T4"><text:s text:c="3"/><text:tab/> <text:s text:c="2"/>cout&lt;&lt; </text:span><text:span text:style-name="T9">"\nDo u want to insert other entry.....??"</text:span><text:span text:style-name="T4">;</text:span></text:p>
      <text:p text:style-name="P1"><text:span text:style-name="T4"><text:s text:c="3"/><text:tab/> <text:s text:c="2"/>cin&gt;&gt;ch;</text:span></text:p>
      <text:p text:style-name="P1"><text:span text:style-name="T4"><text:tab/>}</text:span><text:span text:style-name="T3">while</text:span><text:span text:style-name="T4">(ch!=0);</text:span></text:p>
      <text:p text:style-name="P2"/>
      <text:p text:style-name="P1"><text:span text:style-name="T4">}</text:span></text:p>
      <text:p text:style-name="P1"><text:span text:style-name="T3">void</text:span><text:span text:style-name="T4"> </text:span><text:span text:style-name="T7">List::display</text:span><text:span text:style-name="T4">()</text:span></text:p>
      <text:p text:style-name="P1"><text:span text:style-name="T4">{</text:span></text:p>
      <text:p text:style-name="P1"><text:span text:style-name="T4"><text:tab/></text:span><text:span text:style-name="T11">Node</text:span><text:span text:style-name="T4"> *ptr;</text:span></text:p>
      <text:p text:style-name="P1"><text:span text:style-name="T4"><text:tab/>ptr=</text:span><text:span text:style-name="T13">head</text:span><text:span text:style-name="T4">;</text:span></text:p>
      <text:p text:style-name="P1"><text:span text:style-name="T4"><text:tab/></text:span><text:span text:style-name="T3">if</text:span><text:span text:style-name="T4">(</text:span><text:span text:style-name="T13">head</text:span><text:span text:style-name="T4">==NULL)</text:span></text:p>
      <text:p text:style-name="P1"><text:span text:style-name="T4"><text:tab/>{</text:span></text:p>
      <text:p text:style-name="P1"><text:span text:style-name="T4"><text:tab/><text:tab/>cout&lt;&lt;</text:span><text:span text:style-name="T9">"\nList is empty."</text:span><text:span text:style-name="T4">;</text:span></text:p>
      <text:p text:style-name="P1"><text:span text:style-name="T4"><text:tab/>}</text:span></text:p>
      <text:p text:style-name="P1"><text:span text:style-name="T4"><text:tab/></text:span><text:span text:style-name="T3">else</text:span></text:p>
      <text:p text:style-name="P1"><text:span text:style-name="T4"><text:tab/>{</text:span></text:p>
      <text:p text:style-name="P1"><text:span text:style-name="T4"><text:tab/><text:tab/>cout&lt;&lt;</text:span><text:span text:style-name="T9">"\nEntry No<text:tab/><text:tab/>Name<text:tab/><text:tab/><text:tab/><text:tab/>Purpose<text:tab/><text:tab/><text:tab/><text:tab/><text:tab/>PhoneNo.<text:tab/><text:tab/><text:tab/><text:tab/>InTime"</text:span><text:span text:style-name="T4">;</text:span></text:p>
      <text:p text:style-name="P1"><text:span text:style-name="T4"><text:tab/><text:tab/><text:tab/>cout&lt;&lt;</text:span><text:span text:style-name="T9">"\n--------------------------------------------------------------------------------------------------------------------------------------------------------------------------------"</text:span><text:span text:style-name="T4">;</text:span></text:p>
      <text:p text:style-name="P1"><text:span text:style-name="T4"><text:tab/><text:tab/><text:tab/><text:tab/></text:span><text:span text:style-name="T3">while</text:span><text:span text:style-name="T4">(ptr-&gt;</text:span><text:span text:style-name="T13">next</text:span><text:span text:style-name="T4">!=NULL)</text:span></text:p>
      <text:p text:style-name="P1"><text:span text:style-name="T4"><text:tab/><text:tab/><text:tab/><text:tab/>{</text:span></text:p>
      <text:p text:style-name="P2"/>
      <text:p text:style-name="P1"><text:span text:style-name="T4"><text:tab/><text:tab/><text:tab/><text:tab/><text:tab/>cout&lt;&lt;</text:span><text:span text:style-name="T9">"\n"</text:span><text:span text:style-name="T4">&lt;&lt;ptr-&gt;</text:span><text:span text:style-name="T13">Enum</text:span><text:span text:style-name="T4">&lt;&lt;</text:span><text:span text:style-name="T9">"<text:tab/><text:tab/>"</text:span><text:span text:style-name="T4">&lt;&lt;ptr-&gt;</text:span><text:span text:style-name="T13">name</text:span><text:span text:style-name="T4">&lt;&lt;</text:span><text:span text:style-name="T9">"<text:tab/><text:tab/><text:tab/><text:tab/>"</text:span><text:span text:style-name="T4">&lt;&lt;ptr-&gt;</text:span><text:span text:style-name="T13">purpose</text:span><text:span text:style-name="T4">&lt;&lt;</text:span><text:span text:style-name="T9">"<text:tab/><text:tab/><text:tab/><text:tab/><text:tab/>"</text:span><text:span text:style-name="T4">&lt;&lt;ptr-&gt;</text:span><text:span text:style-name="T13">phoneNo</text:span><text:span text:style-name="T4">&lt;&lt;</text:span><text:span text:style-name="T9">"<text:tab/><text:tab/><text:tab/><text:tab/>"</text:span><text:span text:style-name="T4">&lt;&lt;ptr-&gt;</text:span><text:span text:style-name="T13">InTime</text:span><text:span text:style-name="T4">;</text:span></text:p>
      <text:p text:style-name="P1"><text:span text:style-name="T4"><text:tab/><text:tab/><text:tab/><text:tab/><text:tab/>ptr=ptr-&gt;</text:span><text:span text:style-name="T13">next</text:span><text:span text:style-name="T4">;</text:span></text:p>
      <text:p text:style-name="P1"><text:span text:style-name="T4"><text:tab/><text:tab/><text:tab/><text:tab/>}</text:span></text:p>
      <text:p text:style-name="P1"><text:span text:style-name="T4"><text:tab/><text:tab/><text:tab/><text:tab/>cout&lt;&lt;</text:span><text:span text:style-name="T9">"\n"</text:span><text:span text:style-name="T4">&lt;&lt;ptr-&gt;</text:span><text:span text:style-name="T13">Enum</text:span><text:span text:style-name="T4">&lt;&lt;</text:span><text:span text:style-name="T9">"<text:tab/><text:tab/>"</text:span><text:span text:style-name="T4">&lt;&lt;ptr-&gt;</text:span><text:span text:style-name="T13">name</text:span><text:span text:style-name="T4">&lt;&lt;</text:span><text:span text:style-name="T9">"<text:tab/><text:tab/><text:tab/><text:tab/>"</text:span><text:span text:style-name="T4">&lt;&lt;ptr-&gt;</text:span><text:span text:style-name="T13">purpose</text:span><text:span text:style-name="T4">&lt;&lt;</text:span><text:span text:style-name="T9">"<text:tab/><text:tab/><text:tab/><text:tab/><text:tab/>"</text:span><text:span text:style-name="T4">&lt;&lt;ptr-&gt;</text:span><text:span text:style-name="T13">phoneNo</text:span><text:span text:style-name="T4">&lt;&lt;</text:span><text:span text:style-name="T9">"<text:tab/><text:tab/><text:tab/><text:tab/><text:tab/>"</text:span><text:span text:style-name="T4">&lt;&lt;ptr-&gt;</text:span><text:span text:style-name="T13">InTime</text:span><text:span text:style-name="T4">;</text:span></text:p>
      <text:p text:style-name="P1"><text:span text:style-name="T4"><text:tab/>}</text:span></text:p>
      <text:p text:style-name="P2"/>
      <text:p text:style-name="P2"/>
      <text:p text:style-name="P1"><text:span text:style-name="T4">}</text:span></text:p>
      <text:p text:style-name="P1"><text:span text:style-name="T3">void</text:span><text:span text:style-name="T4"> </text:span><text:span text:style-name="T7">List::displayOut</text:span><text:span text:style-name="T4">()</text:span></text:p>
      <text:p text:style-name="P1"><text:span text:style-name="T4">{</text:span></text:p>
      <text:p text:style-name="P1"><text:span text:style-name="T4"><text:tab/></text:span><text:span text:style-name="T11">Node</text:span><text:span text:style-name="T4"> *ptr;</text:span></text:p>
      <text:p text:style-name="P1"><text:span text:style-name="T4"><text:tab/>ptr=</text:span><text:span text:style-name="T13">head</text:span><text:span text:style-name="T4">;</text:span></text:p>
      <text:p text:style-name="P1"><text:span text:style-name="T4"><text:tab/></text:span><text:span text:style-name="T3">if</text:span><text:span text:style-name="T4">(</text:span><text:span text:style-name="T13">head</text:span><text:span text:style-name="T4">==NULL)</text:span></text:p>
      <text:p text:style-name="P1"><text:span text:style-name="T4"><text:tab/>{</text:span></text:p>
      <text:p text:style-name="P1"><text:span text:style-name="T4"><text:tab/><text:tab/>cout&lt;&lt;</text:span><text:span text:style-name="T9">"\nList is empty."</text:span><text:span text:style-name="T4">;</text:span></text:p>
      <text:p text:style-name="P1"><text:span text:style-name="T4"><text:tab/>}</text:span></text:p>
      <text:p text:style-name="P1"><text:span text:style-name="T4"><text:tab/></text:span><text:span text:style-name="T3">else</text:span></text:p>
      <text:p text:style-name="P1"><text:span text:style-name="T4"><text:tab/>{</text:span></text:p>
      <text:p text:style-name="P2"/>
      <text:p text:style-name="P2"/>
      <text:p text:style-name="P1"><text:span text:style-name="T4"><text:tab/><text:tab/>cout&lt;&lt;</text:span><text:span text:style-name="T9">"\nEntry No<text:tab/><text:tab/>Name<text:tab/><text:tab/><text:tab/><text:tab/>Purpose<text:tab/><text:tab/><text:tab/><text:tab/><text:tab/>PhoneNo.<text:tab/><text:tab/><text:tab/><text:tab/>InTime<text:tab/><text:tab/><text:tab/><text:tab/>outTime"</text:span><text:span text:style-name="T4">;</text:span></text:p>
      <text:p text:style-name="P1"><text:soft-page-break/><text:span text:style-name="T4"><text:tab/><text:tab/><text:tab/><text:tab/>cout&lt;&lt;</text:span><text:span text:style-name="T9">"\n--------------------------------------------------------------------------------------------------------------------------------------------------------------------------------"</text:span><text:span text:style-name="T4">;</text:span></text:p>
      <text:p text:style-name="P1"><text:span text:style-name="T4"><text:tab/><text:tab/><text:tab/><text:tab/><text:tab/></text:span><text:span text:style-name="T3">while</text:span><text:span text:style-name="T4">(ptr-&gt;</text:span><text:span text:style-name="T13">next</text:span><text:span text:style-name="T4">!=NULL)</text:span></text:p>
      <text:p text:style-name="P1"><text:span text:style-name="T4"><text:tab/><text:tab/><text:tab/><text:tab/><text:tab/>{</text:span></text:p>
      <text:p text:style-name="P2"/>
      <text:p text:style-name="P1"><text:span text:style-name="T4"><text:tab/><text:tab/><text:tab/><text:tab/><text:tab/><text:tab/>cout&lt;&lt;</text:span><text:span text:style-name="T9">"\n"</text:span><text:span text:style-name="T4">&lt;&lt;ptr-&gt;</text:span><text:span text:style-name="T13">Enum</text:span><text:span text:style-name="T4">&lt;&lt;</text:span><text:span text:style-name="T9">"<text:tab/><text:tab/>"</text:span><text:span text:style-name="T4">&lt;&lt;ptr-&gt;</text:span><text:span text:style-name="T13">name</text:span><text:span text:style-name="T4">&lt;&lt;</text:span><text:span text:style-name="T9">"<text:tab/><text:tab/><text:tab/><text:tab/>"</text:span><text:span text:style-name="T4">&lt;&lt;ptr-&gt;</text:span><text:span text:style-name="T13">purpose</text:span><text:span text:style-name="T4">&lt;&lt;</text:span><text:span text:style-name="T9">"<text:tab/><text:tab/><text:tab/><text:tab/><text:tab/>"</text:span><text:span text:style-name="T4">&lt;&lt;ptr-&gt;</text:span><text:span text:style-name="T13">phoneNo</text:span><text:span text:style-name="T4">&lt;&lt;</text:span><text:span text:style-name="T9">"<text:tab/><text:tab/><text:tab/><text:tab/><text:tab/>"</text:span><text:span text:style-name="T4">&lt;&lt;ptr-&gt;</text:span><text:span text:style-name="T13">InTime</text:span><text:span text:style-name="T4">&lt;&lt;</text:span><text:span text:style-name="T9">"<text:tab/><text:tab/><text:tab/>"</text:span><text:span text:style-name="T4">&lt;&lt;ptr-&gt;</text:span><text:span text:style-name="T13">OutTime</text:span><text:span text:style-name="T4">;</text:span></text:p>
      <text:p text:style-name="P1"><text:span text:style-name="T4"><text:tab/><text:tab/><text:tab/><text:tab/><text:tab/><text:tab/>ptr=ptr-&gt;</text:span><text:span text:style-name="T13">next</text:span><text:span text:style-name="T4">;</text:span></text:p>
      <text:p text:style-name="P1"><text:span text:style-name="T4"><text:tab/><text:tab/><text:tab/><text:tab/><text:tab/>}</text:span></text:p>
      <text:p text:style-name="P1"><text:span text:style-name="T4"><text:tab/><text:tab/><text:tab/><text:tab/><text:tab/>cout&lt;&lt;</text:span><text:span text:style-name="T9">"\n"</text:span><text:span text:style-name="T4">&lt;&lt;ptr-&gt;</text:span><text:span text:style-name="T13">Enum</text:span><text:span text:style-name="T4">&lt;&lt;</text:span><text:span text:style-name="T9">"<text:tab/><text:tab/>"</text:span><text:span text:style-name="T4">&lt;&lt;ptr-&gt;</text:span><text:span text:style-name="T13">name</text:span><text:span text:style-name="T4">&lt;&lt;</text:span><text:span text:style-name="T9">"<text:tab/><text:tab/><text:tab/><text:tab/>"</text:span><text:span text:style-name="T4">&lt;&lt;ptr-&gt;</text:span><text:span text:style-name="T13">purpose</text:span><text:span text:style-name="T4">&lt;&lt;</text:span><text:span text:style-name="T9">"<text:tab/><text:tab/><text:tab/><text:tab/><text:tab/>"</text:span><text:span text:style-name="T4">&lt;&lt;ptr-&gt;</text:span><text:span text:style-name="T13">phoneNo</text:span><text:span text:style-name="T4">&lt;&lt;</text:span><text:span text:style-name="T9">"<text:tab/><text:tab/><text:tab/><text:tab/><text:tab/>"</text:span><text:span text:style-name="T4">&lt;&lt;ptr-&gt;</text:span><text:span text:style-name="T13">InTime</text:span><text:span text:style-name="T4">&lt;&lt;</text:span><text:span text:style-name="T9">"<text:tab/><text:tab/><text:tab/>"</text:span><text:span text:style-name="T4">&lt;&lt;ptr-&gt;</text:span><text:span text:style-name="T13">OutTime</text:span><text:span text:style-name="T4">;</text:span></text:p>
      <text:p text:style-name="P2"/>
      <text:p text:style-name="P2"/>
      <text:p text:style-name="P1"><text:span text:style-name="T4"><text:tab/><text:tab/><text:tab/>}</text:span></text:p>
      <text:p text:style-name="P2"/>
      <text:p text:style-name="P2"/>
      <text:p text:style-name="P1"><text:span text:style-name="T4">}</text:span></text:p>
      <text:p text:style-name="P2"/>
      <text:p text:style-name="P2"/>
      <text:p text:style-name="P1"><text:span text:style-name="T4"><text:s/></text:span><text:span text:style-name="T3">void</text:span><text:span text:style-name="T4"> </text:span><text:span text:style-name="T7">List::counttotalmember</text:span><text:span text:style-name="T4">()</text:span></text:p>
      <text:p text:style-name="P1"><text:span text:style-name="T4"><text:s/>{</text:span></text:p>
      <text:p text:style-name="P1"><text:span text:style-name="T4"><text:tab/> </text:span><text:span text:style-name="T11">Node</text:span><text:span text:style-name="T4"> *find;</text:span></text:p>
      <text:p text:style-name="P1"><text:span text:style-name="T4"><text:tab/> </text:span><text:span text:style-name="T3">int</text:span><text:span text:style-name="T4"> c=0;</text:span></text:p>
      <text:p text:style-name="P1"><text:span text:style-name="T4"><text:tab/> find=</text:span><text:span text:style-name="T13">head</text:span><text:span text:style-name="T4">;</text:span></text:p>
      <text:p text:style-name="P1"><text:span text:style-name="T4"><text:tab/> </text:span><text:span text:style-name="T3">while</text:span><text:span text:style-name="T4">(find!=NULL)</text:span></text:p>
      <text:p text:style-name="P1"><text:span text:style-name="T4"><text:tab/> {</text:span></text:p>
      <text:p text:style-name="P1"><text:span text:style-name="T4"><text:tab/><text:tab/>c++ ;</text:span></text:p>
      <text:p text:style-name="P1"><text:span text:style-name="T4"><text:tab/><text:tab/>find=find-&gt;</text:span><text:span text:style-name="T13">next</text:span><text:span text:style-name="T4">;</text:span></text:p>
      <text:p text:style-name="P1"><text:span text:style-name="T4"><text:tab/> }</text:span></text:p>
      <text:p text:style-name="P2"/>
      <text:p text:style-name="P1"><text:span text:style-name="T4"><text:tab/> cout&lt;&lt; </text:span><text:span text:style-name="T9">"\n Total no of Entries :"</text:span><text:span text:style-name="T4">&lt;&lt;c;</text:span></text:p>
      <text:p text:style-name="P2"/>
      <text:p text:style-name="P1"><text:span text:style-name="T4"><text:s/>}</text:span></text:p>
      <text:p text:style-name="P2"/>
      <text:p text:style-name="P2"/>
      <text:p text:style-name="P1"><text:span text:style-name="T4"><text:s/></text:span><text:span text:style-name="T11">Node</text:span><text:span text:style-name="T4">* </text:span><text:span text:style-name="T7">List::deletemember</text:span><text:span text:style-name="T4">()</text:span></text:p>
      <text:p text:style-name="P1"><text:span text:style-name="T4"><text:s/>{</text:span></text:p>
      <text:p text:style-name="P2"/>
      <text:p text:style-name="P1"><text:span text:style-name="T4"><text:tab/> </text:span><text:span text:style-name="T3">int</text:span><text:span text:style-name="T4"> num,numuser;</text:span></text:p>
      <text:p text:style-name="P1"><text:span text:style-name="T4"><text:tab/> </text:span><text:span text:style-name="T3">char</text:span><text:span text:style-name="T4"> name[10];</text:span></text:p>
      <text:p text:style-name="P1"><text:span text:style-name="T4"><text:tab/> </text:span><text:span text:style-name="T3">char</text:span><text:span text:style-name="T4"> purpose[20];</text:span></text:p>
      <text:p text:style-name="P1"><text:span text:style-name="T4"><text:tab/> </text:span><text:span text:style-name="T3">char</text:span><text:span text:style-name="T4"> phoneNo[10];</text:span></text:p>
      <text:p text:style-name="P1"><text:span text:style-name="T4"><text:tab/> </text:span><text:span text:style-name="T3">char</text:span><text:span text:style-name="T4"> *InTime;</text:span></text:p>
      <text:p text:style-name="P1"><text:span text:style-name="T4"><text:tab/> </text:span><text:span text:style-name="T11">Node</text:span><text:span text:style-name="T4"> *memberout;</text:span></text:p>
      <text:p text:style-name="P2"/>
      <text:p text:style-name="P1"><text:span text:style-name="T4"><text:tab/></text:span><text:span text:style-name="T1">// char *OutT;</text:span></text:p>
      <text:p text:style-name="P1"><text:span text:style-name="T4"><text:tab/> </text:span><text:span text:style-name="T11">Node</text:span><text:span text:style-name="T4"> *ptr,*prev;</text:span></text:p>
      <text:p text:style-name="P1"><text:span text:style-name="T4"><text:tab/> ptr=</text:span><text:span text:style-name="T13">head</text:span><text:span text:style-name="T4">;</text:span></text:p>
      <text:p text:style-name="P1"><text:span text:style-name="T4"><text:tab/> prev=</text:span><text:span text:style-name="T13">head</text:span><text:span text:style-name="T4">;</text:span></text:p>
      <text:p text:style-name="P2"/>
      <text:p text:style-name="P1"><text:span text:style-name="T4"><text:tab/> </text:span><text:span text:style-name="T3">if</text:span><text:span text:style-name="T4">(</text:span><text:span text:style-name="T13">head</text:span><text:span text:style-name="T4">==NULL)</text:span></text:p>
      <text:p text:style-name="P1"><text:span text:style-name="T4"><text:tab/> {</text:span></text:p>
      <text:p text:style-name="P1"><text:soft-page-break/><text:span text:style-name="T4"><text:tab/><text:tab/> cout&lt;&lt;</text:span><text:span text:style-name="T9">"\nList is empty...."</text:span><text:span text:style-name="T4">;</text:span></text:p>
      <text:p text:style-name="P1"><text:span text:style-name="T4"><text:tab/> }</text:span></text:p>
      <text:p text:style-name="P1"><text:span text:style-name="T4"><text:tab/> </text:span><text:span text:style-name="T3">else</text:span></text:p>
      <text:p text:style-name="P1"><text:span text:style-name="T4"><text:tab/> {</text:span></text:p>
      <text:p text:style-name="P1"><text:span text:style-name="T4"><text:tab/><text:tab/> cout&lt;&lt;</text:span><text:span text:style-name="T9">"\</text:span><text:span text:style-name="T10">nplease</text:span><text:span text:style-name="T9"> enter your entry number:"</text:span><text:span text:style-name="T4">;</text:span></text:p>
      <text:p text:style-name="P1"><text:span text:style-name="T4"><text:tab/><text:tab/> cin&gt;&gt;num;</text:span></text:p>
      <text:p text:style-name="P1"><text:span text:style-name="T4"><text:tab/><text:tab/></text:span><text:span text:style-name="T1">/*</text:span><text:span text:style-name="T2">cout</text:span><text:span text:style-name="T1">&lt;&lt;" out time is:";</text:span></text:p>
      <text:p text:style-name="P1"><text:span text:style-name="T1"><text:tab/><text:tab/>time_t now= time(0);</text:span></text:p>
      <text:p text:style-name="P1"><text:span text:style-name="T1"><text:tab/><text:tab/>char *</text:span><text:span text:style-name="T2">dt</text:span><text:span text:style-name="T1">=</text:span><text:span text:style-name="T2">ctime</text:span><text:span text:style-name="T1">(&amp;now);</text:span></text:p>
      <text:p text:style-name="P1"><text:span text:style-name="T1"><text:tab/><text:tab/>OutT= </text:span><text:span text:style-name="T2">dt</text:span><text:span text:style-name="T1">;</text:span></text:p>
      <text:p text:style-name="P1"><text:span text:style-name="T1"><text:tab/><text:tab/></text:span><text:span text:style-name="T2">cout</text:span><text:span text:style-name="T1">&lt;&lt;"\</text:span><text:span text:style-name="T2">nouttime</text:span><text:span text:style-name="T1"> is:"&lt;&lt;OutT;*/</text:span></text:p>
      <text:p text:style-name="P1"><text:span text:style-name="T4"><text:tab/><text:tab/><text:tab/><text:tab/> </text:span><text:span text:style-name="T3">while</text:span><text:span text:style-name="T4">(ptr-&gt;</text:span><text:span text:style-name="T13">next</text:span><text:span text:style-name="T4">!=NULL)</text:span></text:p>
      <text:p text:style-name="P1"><text:span text:style-name="T4"><text:tab/><text:tab/><text:tab/><text:tab/> <text:tab/><text:tab/><text:tab/><text:tab/> {</text:span></text:p>
      <text:p text:style-name="P1"><text:span text:style-name="T4"><text:tab/><text:tab/><text:tab/><text:tab/> <text:tab/><text:tab/><text:tab/><text:tab/> <text:tab/> </text:span><text:span text:style-name="T3">if</text:span><text:span text:style-name="T4">(ptr-&gt;</text:span><text:span text:style-name="T13">Enum</text:span><text:span text:style-name="T4">==num)</text:span></text:p>
      <text:p text:style-name="P1"><text:span text:style-name="T4"><text:tab/><text:tab/><text:tab/><text:tab/> <text:tab/><text:tab/><text:tab/><text:tab/><text:tab/> {</text:span></text:p>
      <text:p text:style-name="P2"/>
      <text:p text:style-name="P1"><text:span text:style-name="T4"><text:tab/><text:tab/><text:tab/><text:tab/> <text:tab/><text:tab/><text:tab/><text:tab/><text:tab/><text:tab/> </text:span><text:span text:style-name="T3">break</text:span><text:span text:style-name="T4">;</text:span></text:p>
      <text:p text:style-name="P1"><text:span text:style-name="T4"><text:tab/><text:tab/><text:tab/><text:tab/> <text:tab/><text:tab/><text:tab/><text:tab/><text:tab/> }</text:span></text:p>
      <text:p text:style-name="P1"><text:span text:style-name="T4"><text:tab/><text:tab/><text:tab/><text:tab/> <text:tab/><text:tab/><text:tab/><text:tab/> <text:tab/>prev=ptr;</text:span></text:p>
      <text:p text:style-name="P1"><text:span text:style-name="T4"><text:tab/><text:tab/><text:tab/><text:tab/> <text:tab/><text:tab/><text:tab/><text:tab/> <text:tab/> ptr=ptr-&gt;</text:span><text:span text:style-name="T13">next</text:span><text:span text:style-name="T4">;</text:span></text:p>
      <text:p text:style-name="P2"/>
      <text:p text:style-name="P1"><text:span text:style-name="T4"><text:tab/><text:tab/><text:tab/><text:tab/> <text:tab/><text:tab/><text:tab/><text:tab/> }</text:span></text:p>
      <text:p text:style-name="P1"><text:span text:style-name="T4"><text:tab/><text:tab/><text:tab/><text:tab/> <text:tab/><text:tab/><text:tab/> </text:span><text:span text:style-name="T3">if</text:span><text:span text:style-name="T4">(ptr==</text:span><text:span text:style-name="T13">head</text:span><text:span text:style-name="T4">)</text:span></text:p>
      <text:p text:style-name="P1"><text:span text:style-name="T4"><text:tab/><text:tab/><text:tab/><text:tab/> <text:tab/><text:tab/><text:tab/> {</text:span></text:p>
      <text:p text:style-name="P2"/>
      <text:p text:style-name="P1"><text:span text:style-name="T4"><text:tab/><text:tab/><text:tab/><text:tab/> <text:tab/><text:tab/><text:tab/><text:tab/> num=ptr-&gt;</text:span><text:span text:style-name="T13">Enum</text:span><text:span text:style-name="T4">;</text:span></text:p>
      <text:p text:style-name="P1"><text:span text:style-name="T4"><text:tab/><text:tab/><text:tab/><text:tab/> <text:tab/><text:tab/><text:tab/><text:tab/> </text:span><text:span text:style-name="T14">strcpy</text:span><text:span text:style-name="T4">(name,ptr-&gt;</text:span><text:span text:style-name="T13">name</text:span><text:span text:style-name="T4">);</text:span></text:p>
      <text:p text:style-name="P1"><text:span text:style-name="T4"><text:tab/><text:tab/><text:tab/><text:tab/> <text:tab/><text:tab/><text:tab/><text:tab/> </text:span><text:span text:style-name="T14">strcpy</text:span><text:span text:style-name="T4">(phoneNo,ptr-&gt;</text:span><text:span text:style-name="T13">phoneNo</text:span><text:span text:style-name="T4">);</text:span></text:p>
      <text:p text:style-name="P1"><text:span text:style-name="T4"><text:tab/><text:tab/><text:tab/><text:tab/> <text:tab/><text:tab/><text:tab/><text:tab/> </text:span><text:span text:style-name="T14">strcpy</text:span><text:span text:style-name="T4">(purpose,ptr-&gt;</text:span><text:span text:style-name="T13">purpose</text:span><text:span text:style-name="T4">);</text:span></text:p>
      <text:p text:style-name="P1"><text:span text:style-name="T4"><text:tab/><text:tab/><text:tab/><text:tab/> <text:tab/><text:tab/><text:tab/><text:tab/> </text:span><text:span text:style-name="T14">strcpy</text:span><text:span text:style-name="T4">(InTime,ptr-&gt;</text:span><text:span text:style-name="T13">InTime</text:span><text:span text:style-name="T4">);</text:span></text:p>
      <text:p text:style-name="P1"><text:span text:style-name="T4"><text:tab/><text:tab/><text:tab/><text:tab/> <text:tab/><text:tab/><text:tab/><text:tab/> memberout=</text:span><text:span text:style-name="T3">new</text:span><text:span text:style-name="T4"> </text:span><text:span text:style-name="T11">Node</text:span><text:span text:style-name="T4">(num,name,purpose,phoneNo,InTime);</text:span></text:p>
      <text:p text:style-name="P2"/>
      <text:p text:style-name="P1"><text:span text:style-name="T4"><text:tab/><text:tab/><text:tab/><text:tab/> <text:tab/><text:tab/><text:tab/><text:tab/></text:span><text:span text:style-name="T1">// </text:span><text:span text:style-name="T2">strcpy</text:span><text:span text:style-name="T1">(</text:span><text:span text:style-name="T2">ptr</text:span><text:span text:style-name="T1">-&gt;OutTime,OutT);</text:span></text:p>
      <text:p text:style-name="P2"/>
      <text:p text:style-name="P1"><text:span text:style-name="T4"><text:tab/><text:tab/><text:tab/><text:tab/> <text:tab/><text:tab/><text:tab/><text:tab/> </text:span><text:span text:style-name="T1">//</text:span><text:span text:style-name="T2">memberout</text:span><text:span text:style-name="T1">-&gt;OutTime=OutT;</text:span></text:p>
      <text:p text:style-name="P1"><text:span text:style-name="T4"><text:tab/><text:tab/><text:tab/><text:tab/> <text:tab/><text:tab/><text:tab/><text:tab/> ptr=ptr-&gt;</text:span><text:span text:style-name="T13">next</text:span><text:span text:style-name="T4">;</text:span></text:p>
      <text:p text:style-name="P1"><text:span text:style-name="T4"><text:tab/><text:tab/><text:tab/><text:tab/> <text:tab/><text:tab/><text:tab/><text:tab/> </text:span><text:span text:style-name="T13">head</text:span><text:span text:style-name="T4">=ptr;</text:span></text:p>
      <text:p text:style-name="P2"/>
      <text:p text:style-name="P1"><text:span text:style-name="T4"><text:tab/><text:tab/><text:tab/><text:tab/> <text:tab/><text:tab/><text:tab/><text:tab/> cout&lt;&lt;</text:span><text:span text:style-name="T9">"\nDone!!!!"</text:span><text:span text:style-name="T4">;</text:span></text:p>
      <text:p text:style-name="P1"><text:span text:style-name="T4"><text:tab/><text:tab/><text:tab/><text:tab/> <text:tab/><text:tab/><text:tab/> }</text:span></text:p>
      <text:p text:style-name="P1"><text:span text:style-name="T4"><text:tab/><text:tab/><text:tab/><text:tab/> <text:tab/><text:tab/><text:tab/> </text:span><text:span text:style-name="T3">else</text:span></text:p>
      <text:p text:style-name="P1"><text:span text:style-name="T4"><text:tab/><text:tab/><text:tab/><text:tab/> <text:tab/><text:tab/><text:tab/> {</text:span></text:p>
      <text:p text:style-name="P1"><text:span text:style-name="T4"><text:tab/><text:tab/><text:tab/><text:tab/> <text:tab/><text:tab/><text:tab/><text:tab/> </text:span><text:span text:style-name="T3">if</text:span><text:span text:style-name="T4">(ptr-&gt;</text:span><text:span text:style-name="T13">next</text:span><text:span text:style-name="T4">==NULL)</text:span></text:p>
      <text:p text:style-name="P1"><text:span text:style-name="T4"><text:tab/><text:tab/><text:tab/><text:tab/> <text:tab/><text:tab/><text:tab/><text:tab/> {</text:span></text:p>
      <text:p text:style-name="P1"><text:span text:style-name="T4"><text:tab/><text:tab/><text:tab/><text:tab/> <text:tab/><text:tab/><text:tab/><text:tab/><text:tab/> </text:span><text:span text:style-name="T3">if</text:span><text:span text:style-name="T4">(ptr-&gt;</text:span><text:span text:style-name="T13">Enum</text:span><text:span text:style-name="T4">!=num)</text:span></text:p>
      <text:p text:style-name="P1"><text:span text:style-name="T4"><text:tab/><text:tab/><text:tab/><text:tab/> <text:tab/><text:tab/><text:tab/><text:tab/><text:tab/> {</text:span></text:p>
      <text:p text:style-name="P1"><text:span text:style-name="T4"><text:tab/><text:tab/><text:tab/><text:tab/> <text:tab/><text:tab/><text:tab/><text:tab/><text:tab/><text:tab/> cout&lt;&lt;</text:span><text:span text:style-name="T9">"\nData is not present in list"</text:span><text:span text:style-name="T4">;</text:span></text:p>
      <text:p text:style-name="P1"><text:span text:style-name="T4"><text:tab/><text:tab/><text:tab/><text:tab/> <text:tab/><text:tab/><text:tab/><text:tab/><text:tab/> }</text:span></text:p>
      <text:p text:style-name="P1"><text:span text:style-name="T4"><text:tab/><text:tab/><text:tab/><text:tab/> <text:tab/><text:tab/><text:tab/><text:tab/><text:tab/> </text:span><text:span text:style-name="T3">else</text:span></text:p>
      <text:p text:style-name="P1"><text:span text:style-name="T4"><text:tab/><text:tab/><text:tab/><text:tab/> <text:tab/><text:tab/><text:tab/><text:tab/><text:tab/> {</text:span></text:p>
      <text:p text:style-name="P2"/>
      <text:p text:style-name="P1"><text:span text:style-name="T4"><text:tab/><text:tab/><text:tab/><text:tab/> <text:tab/><text:tab/><text:tab/><text:tab/><text:tab/><text:tab/> num=ptr-&gt;</text:span><text:span text:style-name="T13">Enum</text:span><text:span text:style-name="T4">;</text:span></text:p>
      <text:p text:style-name="P1"><text:span text:style-name="T4"><text:tab/><text:tab/><text:tab/><text:tab/> <text:tab/><text:tab/><text:tab/><text:tab/><text:tab/><text:tab/> </text:span><text:span text:style-name="T14">strcpy</text:span><text:span text:style-name="T4">(name,ptr-&gt;</text:span><text:span text:style-name="T13">name</text:span><text:span text:style-name="T4">);</text:span></text:p>
      <text:p text:style-name="P1"><text:span text:style-name="T4"><text:tab/><text:tab/><text:tab/><text:tab/> <text:tab/><text:tab/><text:tab/><text:tab/><text:tab/><text:tab/></text:span><text:span text:style-name="T14">strcpy</text:span><text:span text:style-name="T4">(phoneNo,ptr-&gt;</text:span><text:span text:style-name="T13">phoneNo</text:span><text:span text:style-name="T4">);</text:span></text:p>
      <text:p text:style-name="P1"><text:soft-page-break/><text:span text:style-name="T4"><text:tab/><text:tab/><text:tab/><text:tab/> <text:tab/><text:tab/><text:tab/><text:tab/><text:tab/><text:tab/></text:span><text:span text:style-name="T14">strcpy</text:span><text:span text:style-name="T4">(purpose,ptr-&gt;</text:span><text:span text:style-name="T13">purpose</text:span><text:span text:style-name="T4">);</text:span></text:p>
      <text:p text:style-name="P1"><text:span text:style-name="T4"><text:tab/><text:tab/><text:tab/><text:tab/> <text:tab/><text:tab/><text:tab/><text:tab/><text:tab/><text:tab/></text:span><text:span text:style-name="T14">strcpy</text:span><text:span text:style-name="T4">(InTime,ptr-&gt;</text:span><text:span text:style-name="T13">InTime</text:span><text:span text:style-name="T4">);</text:span></text:p>
      <text:p text:style-name="P1"><text:span text:style-name="T4"><text:tab/><text:tab/><text:tab/><text:tab/> <text:tab/><text:tab/><text:tab/><text:tab/><text:tab/><text:tab/>memberout=</text:span><text:span text:style-name="T3">new</text:span><text:span text:style-name="T4"> </text:span><text:span text:style-name="T11">Node</text:span><text:span text:style-name="T4">(num,name,purpose,phoneNo,InTime);</text:span></text:p>
      <text:p text:style-name="P1"><text:span text:style-name="T4"><text:tab/><text:tab/><text:tab/><text:tab/> <text:tab/><text:tab/><text:tab/><text:tab/></text:span><text:span text:style-name="T1">// </text:span><text:span text:style-name="T2">memberout</text:span><text:span text:style-name="T1">-&gt;OutTime=OutT;</text:span></text:p>
      <text:p text:style-name="P1"><text:span text:style-name="T4"><text:tab/><text:tab/><text:tab/><text:tab/> <text:tab/><text:tab/><text:tab/><text:tab/><text:tab/><text:tab/>prev-&gt;</text:span><text:span text:style-name="T13">next</text:span><text:span text:style-name="T4">=NULL;</text:span></text:p>
      <text:p text:style-name="P1"><text:span text:style-name="T4"><text:tab/><text:tab/><text:tab/><text:tab/> <text:tab/><text:tab/><text:tab/><text:tab/><text:tab/></text:span><text:span text:style-name="T3">delete</text:span><text:span text:style-name="T4"> ptr;</text:span></text:p>
      <text:p text:style-name="P1"><text:span text:style-name="T4"><text:tab/><text:tab/><text:tab/><text:tab/> <text:tab/><text:tab/><text:tab/><text:tab/><text:tab/> cout&lt;&lt;</text:span><text:span text:style-name="T9">"\nDone!!!!"</text:span><text:span text:style-name="T4">;</text:span></text:p>
      <text:p text:style-name="P1"><text:span text:style-name="T4"><text:tab/><text:tab/><text:tab/><text:tab/> <text:tab/><text:tab/><text:tab/><text:tab/><text:tab/> }</text:span></text:p>
      <text:p text:style-name="P2"/>
      <text:p text:style-name="P1"><text:span text:style-name="T4"><text:tab/><text:tab/><text:tab/><text:tab/> <text:tab/><text:tab/><text:tab/><text:tab/> }</text:span></text:p>
      <text:p text:style-name="P1"><text:span text:style-name="T4"><text:tab/><text:tab/><text:tab/><text:tab/> <text:tab/><text:tab/><text:tab/><text:tab/> </text:span><text:span text:style-name="T3">else</text:span></text:p>
      <text:p text:style-name="P1"><text:span text:style-name="T4"><text:tab/><text:tab/><text:tab/><text:tab/> <text:tab/><text:tab/><text:tab/><text:tab/> {</text:span></text:p>
      <text:p text:style-name="P2"/>
      <text:p text:style-name="P1"><text:span text:style-name="T4"><text:tab/><text:tab/><text:tab/><text:tab/> <text:tab/><text:tab/><text:tab/><text:tab/><text:tab/> num=ptr-&gt;</text:span><text:span text:style-name="T13">Enum</text:span><text:span text:style-name="T4">;</text:span></text:p>
      <text:p text:style-name="P1"><text:span text:style-name="T4"><text:tab/><text:tab/><text:tab/><text:tab/> <text:tab/><text:tab/><text:tab/><text:tab/><text:tab/> </text:span><text:span text:style-name="T14">strcpy</text:span><text:span text:style-name="T4">(name,ptr-&gt;</text:span><text:span text:style-name="T13">name</text:span><text:span text:style-name="T4">);</text:span></text:p>
      <text:p text:style-name="P1"><text:span text:style-name="T4"><text:tab/><text:tab/><text:tab/><text:tab/> <text:tab/><text:tab/><text:tab/><text:tab/><text:tab/> </text:span><text:span text:style-name="T14">strcpy</text:span><text:span text:style-name="T4">(phoneNo,ptr-&gt;</text:span><text:span text:style-name="T13">phoneNo</text:span><text:span text:style-name="T4">);</text:span></text:p>
      <text:p text:style-name="P1"><text:span text:style-name="T4"><text:tab/><text:tab/><text:tab/><text:tab/> <text:tab/><text:tab/><text:tab/><text:tab/><text:tab/> </text:span><text:span text:style-name="T14">strcpy</text:span><text:span text:style-name="T4">(purpose,ptr-&gt;</text:span><text:span text:style-name="T13">purpose</text:span><text:span text:style-name="T4">);</text:span></text:p>
      <text:p text:style-name="P1"><text:span text:style-name="T4"><text:tab/><text:tab/><text:tab/><text:tab/> <text:tab/><text:tab/><text:tab/><text:tab/><text:tab/> </text:span><text:span text:style-name="T14">strcpy</text:span><text:span text:style-name="T4">(InTime,ptr-&gt;</text:span><text:span text:style-name="T13">InTime</text:span><text:span text:style-name="T4">);</text:span></text:p>
      <text:p text:style-name="P1"><text:span text:style-name="T4"><text:tab/><text:tab/><text:tab/><text:tab/> <text:tab/><text:tab/><text:tab/><text:tab/><text:tab/> memberout=</text:span><text:span text:style-name="T3">new</text:span><text:span text:style-name="T4"> </text:span><text:span text:style-name="T11">Node</text:span><text:span text:style-name="T4">(num,name,purpose,phoneNo,InTime);</text:span></text:p>
      <text:p text:style-name="P2"/>
      <text:p text:style-name="P1"><text:span text:style-name="T4"><text:tab/><text:tab/><text:tab/><text:tab/> <text:tab/><text:tab/><text:tab/><text:tab/><text:tab/> prev-&gt;</text:span><text:span text:style-name="T13">next</text:span><text:span text:style-name="T4">=ptr-&gt;</text:span><text:span text:style-name="T13">next</text:span><text:span text:style-name="T4">;</text:span></text:p>
      <text:p text:style-name="P1"><text:span text:style-name="T4"><text:tab/><text:tab/><text:tab/><text:tab/> <text:tab/><text:tab/><text:tab/><text:tab/><text:tab/> </text:span><text:span text:style-name="T3">delete</text:span><text:span text:style-name="T4"> ptr;</text:span></text:p>
      <text:p text:style-name="P1"><text:span text:style-name="T4"><text:tab/><text:tab/><text:tab/><text:tab/> <text:tab/><text:tab/><text:tab/><text:tab/><text:tab/> cout&lt;&lt;</text:span><text:span text:style-name="T9">"\nDone!!!!"</text:span><text:span text:style-name="T4">;</text:span></text:p>
      <text:p text:style-name="P1"><text:span text:style-name="T4"><text:tab/><text:tab/><text:tab/><text:tab/> <text:tab/><text:tab/><text:tab/><text:tab/> }</text:span></text:p>
      <text:p text:style-name="P1"><text:span text:style-name="T4"><text:tab/><text:tab/><text:tab/><text:tab/> <text:tab/><text:tab/><text:tab/> }</text:span></text:p>
      <text:p text:style-name="P1"><text:span text:style-name="T4"><text:tab/><text:tab/><text:tab/> }</text:span></text:p>
      <text:p text:style-name="P2"/>
      <text:p text:style-name="P2"/>
      <text:p text:style-name="P1"><text:span text:style-name="T4"><text:tab/><text:tab/><text:tab/><text:tab/><text:tab/></text:span><text:span text:style-name="T1">// </text:span><text:span text:style-name="T2">memberout</text:span><text:span text:style-name="T1">-&gt;OutTime=OutTime</text:span></text:p>
      <text:p text:style-name="P1"><text:span text:style-name="T4"><text:tab/><text:tab/><text:tab/><text:tab/><text:tab/> </text:span><text:span text:style-name="T3">return</text:span><text:span text:style-name="T4"> memberout;</text:span></text:p>
      <text:p text:style-name="P2"/>
      <text:p text:style-name="P2"/>
      <text:p text:style-name="P2"/>
      <text:p text:style-name="P1"><text:span text:style-name="T4"><text:s/>}</text:span></text:p>
      <text:p text:style-name="P1"><text:span text:style-name="T4"><text:s/></text:span><text:span text:style-name="T3">void</text:span><text:span text:style-name="T4"> </text:span><text:span text:style-name="T7">List::createOutgoing</text:span><text:span text:style-name="T4">(</text:span><text:span text:style-name="T11">Node</text:span><text:span text:style-name="T4"> *member)</text:span></text:p>
      <text:p text:style-name="P1"><text:span text:style-name="T4"><text:s/>{</text:span></text:p>
      <text:p text:style-name="P2"/>
      <text:p text:style-name="P1"><text:span text:style-name="T4"><text:tab/></text:span><text:span text:style-name="T1">// char *OutT;</text:span></text:p>
      <text:p text:style-name="P1"><text:span text:style-name="T4"><text:tab/> </text:span><text:span text:style-name="T11">Node</text:span><text:span text:style-name="T4"> *ptr;</text:span></text:p>
      <text:p text:style-name="P1"><text:span text:style-name="T4"><text:tab/> </text:span><text:span text:style-name="T1">/*time_t now= time(0);</text:span></text:p>
      <text:p text:style-name="P1"><text:span text:style-name="T1"><text:tab/>char *</text:span><text:span text:style-name="T2">dt</text:span><text:span text:style-name="T1">=</text:span><text:span text:style-name="T2">ctime</text:span><text:span text:style-name="T1">(&amp;now);</text:span></text:p>
      <text:p text:style-name="P1"><text:span text:style-name="T1"><text:tab/>OutT=</text:span><text:span text:style-name="T2">dt</text:span><text:span text:style-name="T1">;*/</text:span></text:p>
      <text:p text:style-name="P1"><text:span text:style-name="T4"><text:tab/></text:span><text:span text:style-name="T1">/*</text:span><text:span text:style-name="T2">cout</text:span><text:span text:style-name="T1">&lt;&lt;"\</text:span><text:span text:style-name="T2">nouttime</text:span><text:span text:style-name="T1"> is:"&lt;&lt;OutT;</text:span></text:p>
      <text:p text:style-name="P1"><text:span text:style-name="T1"><text:tab/></text:span><text:span text:style-name="T2">temp</text:span><text:span text:style-name="T1">-&gt;OutTime=OutT;</text:span></text:p>
      <text:p text:style-name="P1"><text:span text:style-name="T1">*/</text:span></text:p>
      <text:p text:style-name="P1"><text:span text:style-name="T4"><text:tab/> </text:span><text:span text:style-name="T3">if</text:span><text:span text:style-name="T4">(</text:span><text:span text:style-name="T13">head</text:span><text:span text:style-name="T4">==NULL)</text:span></text:p>
      <text:p text:style-name="P1"><text:span text:style-name="T4"><text:tab/> {</text:span></text:p>
      <text:p text:style-name="P1"><text:span text:style-name="T4"><text:tab/><text:tab/> </text:span><text:span text:style-name="T13">head</text:span><text:span text:style-name="T4">=member;</text:span></text:p>
      <text:p text:style-name="P1"><text:span text:style-name="T4"><text:tab/><text:tab/> member-&gt;</text:span><text:span text:style-name="T13">next</text:span><text:span text:style-name="T4">=NULL;</text:span></text:p>
      <text:p text:style-name="P1"><text:span text:style-name="T4"><text:tab/> }</text:span></text:p>
      <text:p text:style-name="P1"><text:span text:style-name="T4"><text:tab/> </text:span><text:span text:style-name="T3">else</text:span></text:p>
      <text:p text:style-name="P1"><text:span text:style-name="T4"><text:tab/> {</text:span></text:p>
      <text:p text:style-name="P1"><text:soft-page-break/><text:span text:style-name="T4"><text:tab/><text:tab/> ptr=</text:span><text:span text:style-name="T13">head</text:span><text:span text:style-name="T4">;</text:span></text:p>
      <text:p text:style-name="P1"><text:span text:style-name="T4"><text:tab/><text:tab/> </text:span><text:span text:style-name="T3">while</text:span><text:span text:style-name="T4">(ptr-&gt;</text:span><text:span text:style-name="T13">next</text:span><text:span text:style-name="T4">!=NULL)</text:span></text:p>
      <text:p text:style-name="P1"><text:span text:style-name="T4"><text:tab/><text:tab/> {</text:span></text:p>
      <text:p text:style-name="P1"><text:span text:style-name="T4"><text:tab/><text:tab/><text:tab/>ptr=ptr-&gt;</text:span><text:span text:style-name="T13">next</text:span><text:span text:style-name="T4">;</text:span></text:p>
      <text:p text:style-name="P1"><text:span text:style-name="T4"><text:tab/><text:tab/> }</text:span></text:p>
      <text:p text:style-name="P1"><text:span text:style-name="T4"><text:tab/><text:tab/> ptr-&gt;</text:span><text:span text:style-name="T13">next</text:span><text:span text:style-name="T4">=member;</text:span></text:p>
      <text:p text:style-name="P1"><text:span text:style-name="T4"><text:tab/><text:tab/> member-&gt;</text:span><text:span text:style-name="T13">next</text:span><text:span text:style-name="T4">=NULL;</text:span></text:p>
      <text:p text:style-name="P2"/>
      <text:p text:style-name="P1"><text:span text:style-name="T4"><text:tab/> }</text:span></text:p>
      <text:p text:style-name="P2"/>
      <text:p text:style-name="P2"/>
      <text:p text:style-name="P2"/>
      <text:p text:style-name="P2"/>
      <text:p text:style-name="P1"><text:span text:style-name="T4"><text:s/>}</text:span></text:p>
      <text:p text:style-name="P2"/>
      <text:p text:style-name="P2"/>
      <text:p text:style-name="P1"><text:span text:style-name="T3">int</text:span><text:span text:style-name="T4"> </text:span><text:span text:style-name="T7">main</text:span><text:span text:style-name="T4">()</text:span></text:p>
      <text:p text:style-name="P1"><text:span text:style-name="T4">{</text:span></text:p>
      <text:p text:style-name="P1"><text:span text:style-name="T4"><text:tab/></text:span><text:span text:style-name="T11">List</text:span><text:span text:style-name="T4"> lIn,lOut,lMain; </text:span><text:span text:style-name="T1">//lIn=list of </text:span><text:span text:style-name="T2">pepole</text:span><text:span text:style-name="T1"> who are in college ,lOut=list of outgoing person ,lMain=list of all student who are </text:span><text:span text:style-name="T2">caame</text:span><text:span text:style-name="T1"> in college</text:span></text:p>
      <text:p text:style-name="P1"><text:span text:style-name="T4"><text:tab/><text:tab/></text:span><text:span text:style-name="T3">int</text:span><text:span text:style-name="T4"> ch,c;</text:span></text:p>
      <text:p text:style-name="P2"/>
      <text:p text:style-name="P1"><text:span text:style-name="T4"><text:tab/><text:tab/></text:span><text:span text:style-name="T3">do</text:span></text:p>
      <text:p text:style-name="P1"><text:span text:style-name="T4"><text:tab/><text:tab/>{</text:span></text:p>
      <text:p text:style-name="P1"><text:span text:style-name="T4"><text:tab/><text:tab/><text:tab/>cout&lt;&lt;</text:span><text:span text:style-name="T9">"\n 1.New entry \n 2.Count of people present in college\n 3.Display people who are in college\n4.Display outgoing record\n 5.Delete entry"</text:span><text:span text:style-name="T4">;</text:span></text:p>
      <text:p text:style-name="P1"><text:span text:style-name="T4"><text:tab/><text:tab/><text:tab/>cout&lt;&lt;</text:span><text:span text:style-name="T9">"\</text:span><text:span text:style-name="T10">nwhich</text:span><text:span text:style-name="T9"> operation do u want to perform...??"</text:span><text:span text:style-name="T4">;</text:span></text:p>
      <text:p text:style-name="P1"><text:span text:style-name="T4"><text:tab/><text:tab/><text:tab/>cin&gt;&gt;ch;</text:span></text:p>
      <text:p text:style-name="P2"/>
      <text:p text:style-name="P1"><text:span text:style-name="T4"><text:tab/><text:tab/><text:tab/></text:span><text:span text:style-name="T3">switch</text:span><text:span text:style-name="T4">(ch)</text:span></text:p>
      <text:p text:style-name="P1"><text:span text:style-name="T4"><text:tab/><text:tab/><text:tab/>{</text:span></text:p>
      <text:p text:style-name="P1"><text:span text:style-name="T4"><text:tab/><text:tab/><text:tab/></text:span><text:span text:style-name="T3">case</text:span><text:span text:style-name="T4"> 1:</text:span></text:p>
      <text:p text:style-name="P1"><text:span text:style-name="T4"><text:tab/><text:tab/><text:tab/><text:tab/><text:tab/>lIn.createmember();</text:span></text:p>
      <text:p text:style-name="P2"/>
      <text:p text:style-name="P2"/>
      <text:p text:style-name="P1"><text:span text:style-name="T4"><text:tab/><text:tab/><text:tab/><text:tab/><text:tab/></text:span><text:span text:style-name="T3">break</text:span><text:span text:style-name="T4">;</text:span></text:p>
      <text:p text:style-name="P1"><text:span text:style-name="T4"><text:tab/><text:tab/><text:tab/></text:span><text:span text:style-name="T3">case</text:span><text:span text:style-name="T4"> 2:</text:span></text:p>
      <text:p text:style-name="P1"><text:span text:style-name="T4"><text:tab/><text:tab/><text:tab/><text:tab/><text:tab/>lIn.counttotalmember();</text:span></text:p>
      <text:p text:style-name="P1"><text:span text:style-name="T4"><text:tab/><text:tab/><text:tab/><text:tab/><text:tab/></text:span><text:span text:style-name="T3">break</text:span><text:span text:style-name="T4">;</text:span></text:p>
      <text:p text:style-name="P1"><text:span text:style-name="T4"><text:tab/><text:tab/><text:tab/></text:span><text:span text:style-name="T3">case</text:span><text:span text:style-name="T4"> 3:</text:span></text:p>
      <text:p text:style-name="P2"/>
      <text:p text:style-name="P1"><text:span text:style-name="T4"><text:tab/><text:tab/><text:tab/><text:tab/><text:tab/>lIn.display();</text:span></text:p>
      <text:p text:style-name="P1"><text:span text:style-name="T4"><text:tab/><text:tab/><text:tab/><text:tab/><text:tab/></text:span><text:span text:style-name="T3">break</text:span><text:span text:style-name="T4">;</text:span></text:p>
      <text:p text:style-name="P1"><text:span text:style-name="T4"><text:tab/><text:tab/><text:tab/></text:span><text:span text:style-name="T3">case</text:span><text:span text:style-name="T4"> 4:</text:span></text:p>
      <text:p text:style-name="P1"><text:span text:style-name="T4"><text:tab/><text:tab/><text:tab/><text:tab/><text:tab/>lOut.displayOut();</text:span></text:p>
      <text:p text:style-name="P1"><text:span text:style-name="T4"><text:tab/><text:tab/><text:tab/><text:tab/><text:tab/></text:span><text:span text:style-name="T3">break</text:span><text:span text:style-name="T4">;</text:span></text:p>
      <text:p text:style-name="P2"/>
      <text:p text:style-name="P2"/>
      <text:p text:style-name="P2"/>
      <text:p text:style-name="P1"><text:span text:style-name="T4"><text:tab/><text:tab/><text:tab/></text:span><text:span text:style-name="T3">case</text:span><text:span text:style-name="T4"> 5:</text:span></text:p>
      <text:p text:style-name="P1"><text:span text:style-name="T4"><text:tab/><text:tab/><text:tab/><text:tab/><text:tab/></text:span><text:span text:style-name="T11">Node</text:span><text:span text:style-name="T4"> *data;</text:span></text:p>
      <text:p text:style-name="P1"><text:span text:style-name="T4"><text:tab/><text:tab/><text:tab/><text:tab/><text:tab/>data=lIn.deletemember();</text:span></text:p>
      <text:p text:style-name="P1"><text:span text:style-name="T4"><text:tab/><text:tab/><text:tab/><text:tab/><text:tab/>lOut.createOutgoing(data);</text:span></text:p>
      <text:p text:style-name="P1"><text:span text:style-name="T4"><text:tab/><text:tab/><text:tab/><text:tab/><text:tab/>lOut.displayOut();</text:span></text:p>
      <text:p text:style-name="P1"><text:span text:style-name="T4"><text:tab/><text:tab/><text:tab/><text:tab/><text:tab/></text:span><text:span text:style-name="T3">break</text:span><text:span text:style-name="T4">;</text:span></text:p>
      <text:p text:style-name="P2"/>
      <text:p text:style-name="P2"/>
      <text:p text:style-name="P2"/>
      <text:p text:style-name="P1"><text:soft-page-break/><text:span text:style-name="T4"><text:tab/><text:tab/><text:tab/></text:span><text:span text:style-name="T3">default</text:span><text:span text:style-name="T4">:</text:span></text:p>
      <text:p text:style-name="P1"><text:span text:style-name="T4"><text:tab/><text:tab/><text:tab/><text:tab/><text:tab/>cout&lt;&lt;</text:span><text:span text:style-name="T9">"\</text:span><text:span text:style-name="T10">nwrong</text:span><text:span text:style-name="T9"> choice!!!!"</text:span><text:span text:style-name="T4">;</text:span></text:p>
      <text:p text:style-name="P2"/>
      <text:p text:style-name="P2"/>
      <text:p text:style-name="P1"><text:span text:style-name="T4"><text:tab/><text:tab/><text:tab/>}</text:span></text:p>
      <text:p text:style-name="P1"><text:span text:style-name="T4"><text:tab/><text:tab/><text:tab/>cout&lt;&lt;</text:span><text:span text:style-name="T9">"\</text:span><text:span text:style-name="T10">ndo</text:span><text:span text:style-name="T9"> u want to choose any other operation...?"</text:span><text:span text:style-name="T4">;</text:span></text:p>
      <text:p text:style-name="P1"><text:span text:style-name="T4"><text:tab/><text:tab/><text:tab/>cin&gt;&gt;c;</text:span></text:p>
      <text:p text:style-name="P1"><text:span text:style-name="T4"><text:tab/><text:tab/>}</text:span><text:span text:style-name="T3">while</text:span><text:span text:style-name="T4">(c!=0);</text:span></text:p>
      <text:p text:style-name="P2"/>
      <text:p text:style-name="P1"><text:span text:style-name="T4"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9:12:18.067958030</meta:creation-date>
    <dc:date>2018-10-16T19:12:42.451546762</dc:date>
    <meta:editing-duration>PT28S</meta:editing-duration>
    <meta:editing-cycles>1</meta:editing-cycles>
    <meta:document-statistic meta:table-count="0" meta:image-count="0" meta:object-count="0" meta:page-count="9" meta:paragraph-count="363" meta:word-count="639" meta:character-count="7682" meta:non-whitespace-character-count="5725"/>
    <meta:generator>LibreOffice/5.4.2.2.0$Linux_X86_64 LibreOffice_project/40$Build-2</meta:generator>
  </office:meta>
</office:document-meta>
</file>